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/>
    <style:font-face style:name="TimesNewRomanPS-BoldMT" svg:font-family="TimesNewRomanPS-BoldMT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3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4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TimesNewRomanPSMT" style:font-name-complex="TimesNewRomanPSMT"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TimesNewRomanPSMT" style:font-name-complex="TimesNewRomanPSMT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 fo:text-indent="0.5in"/>
      <style:text-properties style:font-name="TimesNewRomanPSMT" style:font-name-complex="TimesNewRomanPSMT" fo:font-size="12pt" style:font-size-asian="12pt" style:font-size-complex="12pt"/>
    </style:style>
    <style:style style:name="P1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19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0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1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7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8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29" style:parent-style-name="Normal" style:family="paragraph">
      <style:paragraph-properties style:text-autospace="none" fo:margin-bottom="0in" fo:line-height="100%"/>
      <style:text-properties style:font-name="TimesNewRomanPS-BoldMT" style:font-name-complex="TimesNewRomanPS-BoldMT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style:text-autospace="none" fo:text-align="justify" fo:margin-bottom="0in" fo:line-height="100%"/>
    </style:style>
    <style:style style:name="T31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2" style:parent-style-name="DefaultParagraphFont" style:family="text">
      <style:text-properties style:font-name="TimesNewRomanPSMT" style:font-name-complex="TimesNewRomanPSMT" fo:font-size="8pt" style:font-size-asian="8pt" style:font-size-complex="8pt"/>
    </style:style>
    <style:style style:name="T33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4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5" style:parent-style-name="DefaultParagraphFont" style:family="text">
      <style:text-properties style:font-name="TimesNewRomanPSMT" style:font-name-complex="TimesNewRomanPSMT" style:text-position="super 66.6%" fo:font-size="12pt" style:font-size-asian="12pt" style:font-size-complex="12pt"/>
    </style:style>
    <style:style style:name="T36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8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39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T40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  <style:style style:name="P41" style:parent-style-name="Normal" style:family="paragraph">
      <style:paragraph-properties style:text-autospace="none" fo:text-align="justify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2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3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4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5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P46" style:parent-style-name="Normal" style:family="paragraph">
      <style:paragraph-properties style:text-autospace="none" fo:margin-bottom="0in" fo:line-height="100%"/>
      <style:text-properties style:font-name="TimesNewRomanPSMT" style:font-name-complex="TimesNewRomanPSMT" fo:font-size="12pt" style:font-size-asian="12pt" style:font-size-complex="12pt"/>
    </style:style>
    <style:style style:name="T47" style:parent-style-name="DefaultParagraphFont" style:family="text">
      <style:text-properties style:font-name="TimesNewRomanPSMT" style:font-name-complex="TimesNewRomanPSMT" fo:font-size="12pt" style:font-size-asian="12pt" style:font-size-complex="12pt"/>
    </style:style>
  </office:automatic-styles>
  <office:body>
    <office:text text:use-soft-page-breaks="true">
      <text:p text:style-name="P1">From: Munsif M.F.A</text:p>
      <text:p text:style-name="P2"><text:s text:c="12"/>EG/2021/4684,</text:p>
      <text:p text:style-name="P3">Faculty of Engineering,</text:p>
      <text:p text:style-name="P4">University of Ruhuna.</text:p>
      <text:p text:style-name="P5"/>
      <text:p text:style-name="P6"/>
      <text:p text:style-name="P7"/>
      <text:p text:style-name="P8">Through: Mr.W.N.B.A.G.Priyankara,</text:p>
      <text:p text:style-name="P9"><text:s text:c="5"/>Academic Adviser,</text:p>
      <text:p text:style-name="P10"><text:s text:c="5"/>Lecturer,</text:p>
      <text:p text:style-name="P11"><text:s text:c="5"/>Department of Electrical and Information Engineering,</text:p>
      <text:p text:style-name="P12"><text:s text:c="17"/>Faculty of Engineering,</text:p>
      <text:p text:style-name="P13"><text:s text:c="5"/>University of Ruhuna.</text:p>
      <text:p text:style-name="P14"/>
      <text:p text:style-name="P15"/>
      <text:p text:style-name="P16"/>
      <text:p text:style-name="P17">To: Ms.Kalpani Pathmasiri,</text:p>
      <text:p text:style-name="P18"><text:s text:c="7"/>Module Coordinator,</text:p>
      <text:p text:style-name="P19"><text:s text:c="7"/>Department of Mechanical and Manufacturing Engineering,</text:p>
      <text:p text:style-name="P20"><text:s text:c="7"/>Faculty of Engineering,</text:p>
      <text:p text:style-name="P21"><text:s text:c="7"/>University of Ruhuna.</text:p>
      <text:p text:style-name="P22"/>
      <text:p text:style-name="P23"/>
      <text:p text:style-name="P24"/>
      <text:p text:style-name="P25"/>
      <text:p text:style-name="P26"/>
      <text:p text:style-name="P27"/>
      <text:p text:style-name="P28">Respected Sir,</text:p>
      <text:p text:style-name="P29">Seeking<text:s/>an excuse<text:s/>for<text:s/>not attending<text:s/>the Lecture<text:s/></text:p>
      <text:p text:style-name="P30"><text:span text:style-name="T31">With due respect, it is to inform you that I, Munsif M.F.A(EG/2021/4684), am an undergraduate of the 23</text:span><text:span text:style-name="T32">rd<text:s/></text:span><text:span text:style-name="T33">batch, Faculty of Engineering, University of Ruhuna. I was suffer</text:span><text:span text:style-name="T34">ing from a fever on 1</text:span><text:span text:style-name="T35">st</text:span><text:span text:style-name="T36"><text:s/>December 2022 Thursday; therefore, I couldn’t attend<text:s/></text:span><text:span text:style-name="T37">your lecture which was conducted on that day</text:span><text:span text:style-name="T38">. I kindly request you to<text:s/></text:span><text:span text:style-name="T39">excuse me for that</text:span><text:span text:style-name="T40">. I shall be highly obliged for your kind support in this regard. Thank you in advance for your consideration.</text:span></text:p>
      <text:p text:style-name="P41"/>
      <text:p text:style-name="P42"/>
      <text:p text:style-name="P43"/>
      <text:p text:style-name="P44"/>
      <text:p text:style-name="P45">Yours sincerely,</text:p>
      <text:p text:style-name="P46">Munsif M.F.A</text:p>
      <text:p text:style-name="Normal"><text:span text:style-name="T47">EG/2021/468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swiss"/>
    <style:font-face style:name="TimesNewRomanPS-BoldMT" svg:font-family="TimesNewRomanPS-BoldMT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nsif</meta:initial-creator>
    <dc:creator>Munsif Ahamed</dc:creator>
    <meta:creation-date>2022-12-05T16:17:00Z</meta:creation-date>
    <dc:date>2022-12-05T16:17:00Z</dc:date>
    <meta:print-date>2022-12-05T16:15:00Z</meta:print-date>
    <meta:template xlink:href="Normal" xlink:type="simple"/>
    <meta:editing-cycles>3</meta:editing-cycles>
    <meta:editing-duration>PT120S</meta:editing-duration>
    <meta:user-defined meta:name="GrammarlyDocumentId">4fc61e72eca94f756c554ddb61e301d1bbc9815085f5eaeea7cb97449679c2e7</meta:user-defined>
    <meta:document-statistic meta:page-count="1" meta:paragraph-count="2" meta:word-count="154" meta:character-count="1035" meta:row-count="7" meta:non-whitespace-character-count="883"/>
  </office:meta>
</office:document-meta>
</file>